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559cm" fo:min-width="0.398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7cm" svg:height="1.143cm" svg:x="7.35cm" svg:y="9.8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17.002cm" svg:y="4.17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143cm" svg:x="7.35cm" svg:y="14.9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143cm" svg:x="4.81cm" svg:y="12.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143cm" svg:x="12.43cm" svg:y="9.8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143cm" svg:x="14.97cm" svg:y="12.4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18.399cm" svg:y="2.90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143cm" svg:x="12.43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7.858cm" svg:y="2.016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11.16cm" svg:y="2.143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16.24cm" svg:y="2.016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143cm" svg:x="12.811cm" svg:y="3.921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894cm" svg:y1="12.597cm" svg:x2="7.536cm" svg:y2="10.866cm" draw:start-shape="id1" draw:start-glue-point="11" draw:end-shape="id2" draw:end-glue-point="7" svg:d="M5894 12597l1642-1731" svg:viewBox="0 0 1643 1732">
          <text:p/>
        </draw:connector>
        <draw:connector draw:style-name="gr2" draw:text-style-name="P3" draw:layer="layout" draw:type="line" svg:x1="7.985cm" svg:y1="11.033cm" svg:x2="7.985cm" svg:y2="14.97cm" draw:start-shape="id2" draw:start-glue-point="8" draw:end-shape="id3" draw:end-glue-point="4" svg:d="M7985 11033v3937" svg:viewBox="0 0 1 3938">
          <text:p/>
        </draw:connector>
        <draw:connector draw:style-name="gr2" draw:text-style-name="P3" draw:layer="layout" draw:type="line" svg:x1="5.894cm" svg:y1="13.406cm" svg:x2="7.536cm" svg:y2="15.137cm" draw:start-shape="id1" draw:start-glue-point="9" draw:end-shape="id3" draw:end-glue-point="5" svg:d="M5894 13406l1642 1731" svg:viewBox="0 0 1643 1732">
          <text:p/>
        </draw:connector>
        <draw:connector draw:style-name="gr2" draw:text-style-name="P3" draw:layer="layout" draw:type="line" svg:x1="13.514cm" svg:y1="15.137cm" svg:x2="15.156cm" svg:y2="13.406cm" draw:start-shape="id4" draw:start-glue-point="11" draw:end-shape="id5" draw:end-glue-point="7" svg:d="M13514 15137l1642-1731" svg:viewBox="0 0 1643 1732">
          <text:p/>
        </draw:connector>
        <draw:connector draw:style-name="gr2" draw:text-style-name="P3" draw:layer="layout" draw:type="line" svg:x1="8.62cm" svg:y1="10.462cm" svg:x2="12.43cm" svg:y2="10.462cm" draw:start-shape="id2" draw:start-glue-point="10" draw:end-shape="id6" draw:end-glue-point="6" svg:d="M8620 10462h3810" svg:viewBox="0 0 3811 1">
          <text:p/>
        </draw:connector>
        <draw:connector draw:style-name="gr2" draw:text-style-name="P3" draw:layer="layout" draw:type="line" svg:x1="8.62cm" svg:y1="15.542cm" svg:x2="12.43cm" svg:y2="15.542cm" draw:start-shape="id3" draw:start-glue-point="10" draw:end-shape="id4" draw:end-glue-point="6" svg:d="M8620 15542h3810" svg:viewBox="0 0 3811 1">
          <text:p/>
        </draw:connector>
        <draw:connector draw:style-name="gr2" draw:text-style-name="P3" draw:layer="layout" draw:type="line" svg:x1="13.065cm" svg:y1="11.033cm" svg:x2="13.065cm" svg:y2="14.97cm" draw:start-shape="id6" draw:start-glue-point="8" draw:end-shape="id4" draw:end-glue-point="4" svg:d="M13065 11033v3937" svg:viewBox="0 0 1 3938">
          <text:p/>
        </draw:connector>
        <draw:connector draw:style-name="gr2" draw:text-style-name="P3" draw:layer="layout" draw:type="line" svg:x1="13.514cm" svg:y1="10.866cm" svg:x2="15.156cm" svg:y2="12.597cm" draw:start-shape="id6" draw:start-glue-point="9" draw:end-shape="id5" draw:end-glue-point="5" svg:d="M13514 10866l1642 1731" svg:viewBox="0 0 1643 173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3.2$Windows_X86_64 LibreOffice_project/747b5d0ebf89f41c860ec2a39efd7cb15b54f2d8</meta:generator>
    <dc:date>2020-05-29T21:53:48.414000000</dc:date>
    <meta:editing-duration>PT9H13M23S</meta:editing-duration>
    <meta:editing-cycles>2</meta:editing-cycles>
    <meta:document-statistic meta:object-count="20"/>
  </office:meta>
</office:document-meta>
</file>